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1" style:family="paragraph"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10pt" fo:font-weight="bold"/>
    </style:style>
    <style:style style:name="P13" style:family="paragraph">
      <style:paragraph-properties fo:text-align="center"/>
      <style:text-properties fo:font-size="10pt" fo:font-weight="bold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9"><text:span text:style-name="T7">I</text:span><text:span text:style-name="T8">1</text:span></text:p>
          <text:p text:style-name="P9"><text:span text:style-name="T9"/></text:p>
          <text:p text:style-name="P9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1"><text:span text:style-name="T1"/></text:p>
          <text:p text:style-name="P1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1"><text:span text:style-name="T1"/></text:p>
          <text:p text:style-name="P11"><text:span text:style-name="T1"/></text:p>
          <text:p text:style-name="P1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2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2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3"><text:span text:style-name="T10">C</text:span><text:span text:style-name="T5">1,1</text:span></text:p>
          <text:p text:style-name="P13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>C</text:span><text:span text:style-name="T5">l,k</text:span></text:p>
          <text:p text:style-name="P13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25T00:38:18.177000000</dc:date>
    <meta:editing-duration>PT2H43M8S</meta:editing-duration>
    <meta:editing-cycles>68</meta:editing-cycles>
    <meta:document-statistic meta:object-count="275"/>
  </office:meta>
</office:document-meta>
</file>